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, 'Lucida Grande', Helvetica, sans-serif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cda1b" officeooo:paragraph-rsid="000cda1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" fo:font-size="12pt" fo:font-weight="bold" officeooo:rsid="000cda1b" officeooo:paragraph-rsid="000cda1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ebcd1" officeooo:paragraph-rsid="000ebcd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ddbe1" officeooo:paragraph-rsid="000ddbe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7950" officeooo:paragraph-rsid="000cda1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cda1b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Ubuntu" fo:font-size="12pt" fo:letter-spacing="normal" fo:font-style="normal" fo:font-weight="normal" officeooo:rsid="000cda1b" officeooo:paragraph-rsid="000cda1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Ubuntu" fo:font-size="12pt" fo:letter-spacing="normal" fo:font-style="normal" fo:font-weight="normal" officeooo:rsid="000ddbe1" officeooo:paragraph-rsid="000ddbe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4pt" fo:letter-spacing="normal" fo:font-style="normal" fo:font-weight="bold" officeooo:rsid="000ddbe1" officeooo:paragraph-rsid="000ddbe1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Ubuntu" fo:font-size="12pt" fo:font-weight="bold" officeooo:rsid="000ebcd1" style:font-size-asian="10.5pt" style:font-weight-asian="bold" style:font-size-complex="12pt" style:font-weight-complex="bold"/>
    </style:style>
    <style:style style:name="T3" style:family="text">
      <style:text-properties fo:color="#5b277d" loext:opacity="100%" style:font-name="Ubuntu" fo:font-size="12pt" fo:font-weight="bold" officeooo:rsid="000ddbe1" style:font-size-asian="10.5pt" style:font-weight-asian="bold" style:font-size-complex="12pt" style:font-weight-complex="bold"/>
    </style:style>
    <style:style style:name="T4" style:family="text">
      <style:text-properties fo:color="#5b277d" loext:opacity="100%" style:font-name="Ubuntu" fo:font-size="12pt" fo:font-weight="bold" officeooo:rsid="000ebcd1" style:font-size-asian="10.5pt" style:font-weight-asian="bold" style:font-size-complex="12pt" style:font-weight-complex="bold"/>
    </style:style>
    <style:style style:name="T5" style:family="text">
      <style:text-properties fo:color="#5b277d" loext:opacity="100%" style:font-name="Ubuntu" fo:font-size="12pt" style:text-underline-style="solid" style:text-underline-width="auto" style:text-underline-color="font-color" fo:font-weight="bold" officeooo:rsid="000ddbe1" style:font-size-asian="10.5pt" style:font-weight-asian="bold" style:font-size-complex="12pt" style:font-weight-complex="bold"/>
    </style:style>
    <style:style style:name="T6" style:family="text">
      <style:text-properties fo:color="#5b277d" loext:opacity="100%" style:font-name="Ubuntu" fo:font-size="12pt" style:text-underline-style="none" fo:font-weight="bold" officeooo:rsid="000ddbe1" style:font-size-asian="10.5pt" style:font-weight-asian="bold" style:font-size-complex="12pt" style:font-weight-complex="bold"/>
    </style:style>
    <style:style style:name="T7" style:family="text">
      <style:text-properties fo:font-weight="bold"/>
    </style:style>
    <style:style style:name="T8" style:family="text">
      <style:text-properties officeooo:rsid="000ebcd1"/>
    </style:style>
    <style:style style:name="T9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be1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NODE.JS COM EXPRESS, SEQUELIZE E POSTGRES</text:p>
      <text:p text:style-name="P2"/>
      <text:p text:style-name="P2"/>
      <text:p text:style-name="P2"/>
      <text:p text:style-name="P3">LINKS SOBRE O ASSUNTO:</text:p>
      <text:p text:style-name="P6"><text:span text:style-name="T3"><text:tab/></text:span><text:a xlink:type="simple" xlink:href="https://youtube.com/playlist?list=PLAxN8g6Knm0camfON299B-vl31IYQhA8Q" text:style-name="Internet_20_link" text:visited-style-name="Visited_20_Internet_20_Link">Curso Node.JS, Express, Sequelize e Postgres</text:a></text:p>
      <text:p text:style-name="P6"><text:span text:style-name="T3"/></text:p>
      <text:p text:style-name="P6"><text:span text:style-name="T6"><text:tab/></text:span><text:a xlink:type="simple" xlink:href="https://www.luiztools.com.br/sequelize/" text:style-name="Internet_20_link" text:visited-style-name="Visited_20_Internet_20_Link"><text:span text:style-name="T9">Sequelize</text:span></text:a></text:p>
      <text:p text:style-name="P6"><text:span text:style-name="T5"/></text:p>
      <text:p text:style-name="P6"><text:span text:style-name="T3"><text:tab/></text:span><text:a xlink:type="simple" xlink:href="https://www.treinaweb.com.br/blog/usando-sequelize-orm-com-node-e-express" text:style-name="Internet_20_link" text:visited-style-name="Visited_20_Internet_20_Link">Usando Sequelize com Node e Express</text:a></text:p>
      <text:p text:style-name="P6"><text:span text:style-name="T3"/></text:p>
      <text:p text:style-name="P6"><text:span text:style-name="T3"><text:tab/></text:span><text:a xlink:type="simple" xlink:href="https://blog.rocketseat.com.br/nodejs-express-sequelize/" text:style-name="Internet_20_link" text:visited-style-name="Visited_20_Internet_20_Link"><text:span text:style-name="T9">Configurando ORM Sequelize no NodeJS com Express</text:span></text:a></text:p>
      <text:p text:style-name="P6"><text:span text:style-name="T3"/></text:p>
      <text:p text:style-name="P5"/>
      <text:p text:style-name="P4">O QUE É EXPRESS?</text:p>
      <text:p text:style-name="P7"><text:tab/>O Express.js é um Framework rápido e um dos mais utilizados em conjunto com o Node.js, <text:span text:style-name="T7">facilitando no desenvolvimento de aplicações back-end</text:span> e até, em conjunto com sistemas de templates, aplicações full-stack.</text:p>
      <text:p text:style-name="P7"/>
      <text:p text:style-name="P8"/>
      <text:p text:style-name="P9">O QUE É SEQUELIZE?</text:p>
      <text:p text:style-name="P8"><text:tab/>Ele é uma ferramenta para mapeamento objeto relacional (<text:span text:style-name="T7">ORM</text:span>), </text:p>
      <text:p text:style-name="P7"/>
      <text:p text:style-name="P6"><text:a xlink:type="simple" xlink:href="https://www.luiztools.com.br/sequelize/" text:style-name="Internet_20_link" text:visited-style-name="Visited_20_Internet_20_Link"><text:span text:style-name="T2">Sequeliz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, 'Lucida Grande', Helvetica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3:41:11.176054634</meta:creation-date>
    <dc:date>2023-05-29T15:10:37.969268133</dc:date>
    <meta:editing-duration>PT8M54S</meta:editing-duration>
    <meta:editing-cycles>1</meta:editing-cycles>
    <meta:document-statistic meta:table-count="0" meta:image-count="0" meta:object-count="0" meta:page-count="1" meta:paragraph-count="11" meta:word-count="81" meta:character-count="525" meta:non-whitespace-character-count="448"/>
    <meta:generator>LibreOffice/7.3.7.2$Linux_X86_64 LibreOffice_project/30$Build-2</meta:generator>
  </office:meta>
</office:document-meta>
</file>